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</text:p>
      <text:p text:style-name="Standard">B</text:p>
      <text:p text:style-name="Standard">2.2</text:p>
      <text:p text:style-name="Standard">C</text:p>
      <text:p text:style-name="Standard">2.3</text:p>
      <text:p text:style-name="Standard">C</text:p>
      <text:p text:style-name="Standard">2.4</text:p>
      <text:p text:style-name="Standard">C</text:p>
      <text:p text:style-name="Standard">2.5</text:p>
      <text:p text:style-name="Standard">D</text:p>
      <text:p text:style-name="Standard">2.6</text:p>
      <text:p text:style-name="Standard">C</text:p>
      <text:p text:style-name="Standard">2.7</text:p>
      <text:p text:style-name="Standard">C</text:p>
      <text:p text:style-name="Standard">2.8</text:p>
      <text:p text:style-name="Standard">B</text:p>
      <text:p text:style-name="Standard">2.9</text:p>
      <text:p text:style-name="Standard">D</text:p>
      <text:p text:style-name="Standard">2.10</text:p>
      <text:p text:style-name="Standard">A</text:p>
      <text:p text:style-name="Standard">2.11</text:p>
      <text:p text:style-name="Standard">B</text:p>
      <text:p text:style-name="Standard">2.12</text:p>
      <text:p text:style-name="Standard">A</text:p>
      <text:p text:style-name="Standard">2.13</text:p>
      <text:p text:style-name="Standard">C</text:p>
      <text:p text:style-name="Standard">2.14</text:p>
      <text:p text:style-name="Standard"><text:soft-page-break/>C</text:p>
      <text:p text:style-name="Standard">2.15</text:p>
      <text:p text:style-name="Standard">D</text:p>
      <text:p text:style-name="Standard">2.16</text:p>
      <text:p text:style-name="Standard">A</text:p>
      <text:p text:style-name="Standard">2.17</text:p>
      <text:p text:style-name="Standard">C</text:p>
      <text:p text:style-name="Standard">2.18</text:p>
      <text:p text:style-name="Standard">C</text:p>
      <text:p text:style-name="Standard">2.19</text:p>
      <text:p text:style-name="Standard">D</text:p>
      <text:p text:style-name="Standard">2.20</text:p>
      <text:p text:style-name="Standard">B</text:p>
      <text:p text:style-name="Standard">2.21</text:p>
      <text:p text:style-name="Standard">B</text:p>
      <text:p text:style-name="Standard">2.22</text:p>
      <text:p text:style-name="Standard">A</text:p>
      <text:p text:style-name="Standard">2.23</text:p>
      <text:p text:style-name="Standard">B</text:p>
      <text:p text:style-name="Standard">2.24</text:p>
      <text:p text:style-name="Standard">D</text:p>
      <text:p text:style-name="Standard">2.25</text:p>
      <text:p text:style-name="Standard">D</text:p>
      <text:p text:style-name="Standard">2.26</text:p>
      <text:p text:style-name="Standard">D</text:p>
      <text:p text:style-name="Standard">2.27</text:p>
      <text:p text:style-name="Standard">A</text:p>
      <text:p text:style-name="Standard"><text:soft-page-break/>2.28</text:p>
      <text:p text:style-name="Standard">HTML, HTML 2.0, HTML 3.2, HTML 4.0, HTML 4.01 y HTML 5.</text:p>
      <text:p text:style-name="Standard">2.29</text:p>
      <text:p text:style-name="Standard">&lt;DOCTYPE html&gt;</text:p>
      <text:p text:style-name="Standard">&lt;html lang=”es&gt;</text:p>
      <text:p text:style-name="Standard">&lt;head&gt;&lt;/head&gt;</text:p>
      <text:p text:style-name="Standard">&lt;body&gt;&lt;/body&gt;</text:p>
      <text:p text:style-name="Standard">2.30</text:p>
      <text:p text:style-name="Standard">De forma predeterminada, los elementos en bloque empiezan en una nueva línea, pero los elementos en línea pueden comenzar en cualquier parte de una línea<text:bookmark text:name="_GoBack"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gl" fo:country="E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gl" fo:country="ES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wMP - Baños Ogando, Alejandro Manuel</meta:initial-creator>
    <dc:creator>Alejandro Baños Ogando</dc:creator>
    <meta:editing-cycles>1</meta:editing-cycles>
    <meta:creation-date>2022-10-19T16:57:00</meta:creation-date>
    <dc:date>2022-10-24T19:20:48.86</dc:date>
    <meta:editing-duration>PT25S</meta:editing-duration>
    <meta:generator>OpenOffice/4.1.12$Win32 OpenOffice.org_project/4112m1$Build-9809</meta:generator>
    <meta:document-statistic meta:table-count="0" meta:image-count="0" meta:object-count="0" meta:page-count="3" meta:paragraph-count="63" meta:word-count="100" meta:character-count="401"/>
    <meta:user-defined meta:name="AppVersion">14.0000</meta:user-defined>
    <meta:user-defined meta:name="Company">IES San Clement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